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CMap.PDFCMap( String name , PDFCIDSystemInfo sys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CMap.setWMode( byt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Map.setUseCMap( String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Map.output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CMap.createCMapBuild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Map.setUseCMap( PDFStream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